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1in" table:align="left"/>
    </style:style>
    <style:style style:name="Table1.A" style:family="table-column">
      <style:table-column-properties style:column-width="0.5611in"/>
    </style:style>
    <style:style style:name="Table1.B" style:family="table-column">
      <style:table-column-properties style:column-width="6.1299in"/>
    </style:style>
    <style:style style:name="Table1.1" style:family="table-row">
      <style:table-row-properties style:min-row-height="0.1285in"/>
    </style:style>
    <style:style style:name="Table1.A1" style:family="table-cell">
      <style:table-cell-properties style:writing-mode="page"/>
    </style:style>
    <style:style style:name="P1" style:family="paragraph" style:parent-style-name="Footnote">
      <style:text-properties fo:font-style="italic" officeooo:rsid="001f6220" officeooo:paragraph-rsid="001f6220" style:font-style-asian="italic" style:font-style-complex="italic"/>
    </style:style>
    <style:style style:name="P2" style:family="paragraph" style:parent-style-name="Footnote">
      <style:text-properties fo:font-style="italic" officeooo:rsid="001f6220" officeooo:paragraph-rsid="002280e2" style:font-style-asian="italic" style:font-style-complex="italic"/>
    </style:style>
    <style:style style:name="P3" style:family="paragraph" style:parent-style-name="Footnote">
      <style:text-properties fo:font-style="italic" officeooo:rsid="002469a7" officeooo:paragraph-rsid="002469a7" style:font-style-asian="italic" style:font-style-complex="italic"/>
    </style:style>
    <style:style style:name="P4" style:family="paragraph" style:parent-style-name="Footnote">
      <style:text-properties fo:font-style="italic" officeooo:rsid="0044586b" officeooo:paragraph-rsid="0044586b" style:font-style-asian="italic" style:font-style-complex="italic"/>
    </style:style>
    <style:style style:name="P5" style:family="paragraph" style:parent-style-name="Footnote">
      <style:text-properties fo:font-style="italic" officeooo:rsid="0044586b" officeooo:paragraph-rsid="0050a6a8" style:font-style-asian="italic" style:font-style-complex="italic"/>
    </style:style>
    <style:style style:name="P6" style:family="paragraph" style:parent-style-name="Footnote">
      <style:text-properties fo:font-style="italic" officeooo:rsid="00470ad7" officeooo:paragraph-rsid="00470ad7" style:font-style-asian="italic" style:font-style-complex="italic"/>
    </style:style>
    <style:style style:name="P7" style:family="paragraph" style:parent-style-name="Footnote">
      <style:text-properties officeooo:rsid="00209b94" officeooo:paragraph-rsid="00209b94"/>
    </style:style>
    <style:style style:name="P8" style:family="paragraph" style:parent-style-name="Footnote">
      <style:text-properties officeooo:rsid="002280e2" officeooo:paragraph-rsid="002280e2"/>
    </style:style>
    <style:style style:name="P9" style:family="paragraph" style:parent-style-name="Footnote">
      <style:text-properties officeooo:rsid="002bcff9" officeooo:paragraph-rsid="002bcff9"/>
    </style:style>
    <style:style style:name="P10" style:family="paragraph" style:parent-style-name="Standard">
      <style:text-properties fo:font-style="italic" style:text-underline-style="solid" style:text-underline-width="auto" style:text-underline-color="font-color" fo:font-weight="bold" officeooo:rsid="001f6220" officeooo:paragraph-rsid="001f6220" style:font-style-asian="italic" style:font-weight-asian="bold" style:font-style-complex="italic" style:font-weight-complex="bold"/>
    </style:style>
    <style:style style:name="P11" style:family="paragraph" style:parent-style-name="Standard">
      <style:text-properties fo:font-style="italic" style:text-underline-style="none" fo:font-weight="bold" officeooo:rsid="002560b4" officeooo:paragraph-rsid="002560b4" style:font-style-asian="italic" style:font-weight-asian="bold" style:font-style-complex="italic" style:font-weight-complex="bold"/>
    </style:style>
    <style:style style:name="P12" style:family="paragraph" style:parent-style-name="Standard">
      <style:text-properties fo:font-style="italic" style:text-underline-style="none" fo:font-weight="bold" officeooo:rsid="002875cb" officeooo:paragraph-rsid="002875cb" style:font-style-asian="italic" style:font-weight-asian="bold" style:font-style-complex="italic" style:font-weight-complex="bold"/>
    </style:style>
    <style:style style:name="P13" style:family="paragraph" style:parent-style-name="Standard">
      <style:text-properties fo:font-style="italic" style:text-underline-style="none" fo:font-weight="bold" officeooo:rsid="0039e07e" officeooo:paragraph-rsid="0039e07e" style:font-style-asian="italic" style:font-weight-asian="bold" style:font-style-complex="italic" style:font-weight-complex="bold"/>
    </style:style>
    <style:style style:name="P14" style:family="paragraph" style:parent-style-name="Standard">
      <style:text-properties fo:font-style="normal" style:text-underline-style="none" fo:font-weight="normal" officeooo:rsid="001f6220" officeooo:paragraph-rsid="001f6220"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0ac3f5" officeooo:paragraph-rsid="001f6220"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0c1090" officeooo:paragraph-rsid="001f6220"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209b94" officeooo:paragraph-rsid="00209b94"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2280e2" officeooo:paragraph-rsid="002280e2"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2560b4" officeooo:paragraph-rsid="002560b4"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27c3b3" officeooo:paragraph-rsid="0027c3b3"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2875cb" officeooo:paragraph-rsid="002875cb"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2fa2d5" officeooo:paragraph-rsid="002fa2d5"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31c339" officeooo:paragraph-rsid="0031c339"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31c339" officeooo:paragraph-rsid="00320756"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320756" officeooo:paragraph-rsid="00320756"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3617b6" officeooo:paragraph-rsid="003617b6"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3e8e08" officeooo:paragraph-rsid="003e8e08"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4619ed" officeooo:paragraph-rsid="004619ed"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470ad7" officeooo:paragraph-rsid="00470ad7"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50a6a8" officeooo:paragraph-rsid="0050a6a8"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526fd2" officeooo:paragraph-rsid="00526fd2" style:font-style-asian="normal" style:font-weight-asian="normal" style:font-style-complex="normal" style:font-weight-complex="normal"/>
    </style:style>
    <style:style style:name="P32" style:family="paragraph" style:parent-style-name="Table_20_Contents">
      <style:text-properties fo:font-style="normal" style:text-underline-style="solid" style:text-underline-width="auto" style:text-underline-color="font-color" fo:font-weight="bold" officeooo:rsid="000ac3f5" officeooo:paragraph-rsid="001f6220" style:font-style-asian="normal" style:font-weight-asian="bold" style:font-style-complex="normal" style:font-weight-complex="bold"/>
    </style:style>
    <style:style style:name="P33" style:family="paragraph" style:parent-style-name="Table_20_Contents">
      <style:text-properties fo:font-weight="normal" officeooo:rsid="000ac3f5" officeooo:paragraph-rsid="001f6220" style:font-weight-asian="normal" style:font-weight-complex="normal"/>
    </style:style>
    <style:style style:name="P34" style:family="paragraph" style:parent-style-name="Table_20_Contents">
      <style:text-properties fo:font-weight="normal" officeooo:rsid="0033c6c2" officeooo:paragraph-rsid="0033c6c2" style:font-weight-asian="normal" style:font-weight-complex="normal"/>
    </style:style>
    <style:style style:name="T1" style:family="text">
      <style:text-properties officeooo:rsid="001f6220"/>
    </style:style>
    <style:style style:name="T2" style:family="text">
      <style:text-properties fo:font-style="normal" style:font-style-asian="normal" style:font-style-complex="normal"/>
    </style:style>
    <style:style style:name="T3" style:family="text">
      <style:text-properties fo:font-style="normal" officeooo:rsid="00209b94" style:font-style-asian="normal" style:font-style-complex="normal"/>
    </style:style>
    <style:style style:name="T4" style:family="text">
      <style:text-properties fo:font-style="normal" officeooo:rsid="002280e2" style:font-style-asian="normal" style:font-style-complex="normal"/>
    </style:style>
    <style:style style:name="T5" style:family="text">
      <style:text-properties fo:font-style="normal" officeooo:rsid="0050a6a8"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3b6de2" style:font-style-asian="normal" style:font-weight-asian="normal" style:font-style-complex="normal" style:font-weight-complex="normal"/>
    </style:style>
    <style:style style:name="T8" style:family="text">
      <style:text-properties fo:font-style="normal" fo:font-weight="normal" officeooo:rsid="00406207"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1f6220" style:font-style-asian="italic" style:font-style-complex="italic"/>
    </style:style>
    <style:style style:name="T11" style:family="text">
      <style:text-properties fo:font-style="italic" officeooo:rsid="002280e2" style:font-style-asian="italic" style:font-style-complex="italic"/>
    </style:style>
    <style:style style:name="T12" style:family="text">
      <style:text-properties fo:font-style="italic" officeooo:rsid="0025824f" style:font-style-asian="italic" style:font-style-complex="italic"/>
    </style:style>
    <style:style style:name="T13" style:family="text">
      <style:text-properties fo:font-style="italic" officeooo:rsid="002bcff9" style:font-style-asian="italic" style:font-style-complex="italic"/>
    </style:style>
    <style:style style:name="T14" style:family="text">
      <style:text-properties fo:font-style="italic" officeooo:rsid="002fa2d5" style:font-style-asian="italic" style:font-style-complex="italic"/>
    </style:style>
    <style:style style:name="T15" style:family="text">
      <style:text-properties fo:font-style="italic" officeooo:rsid="003617b6" style:font-style-asian="italic" style:font-style-complex="italic"/>
    </style:style>
    <style:style style:name="T16" style:family="text">
      <style:text-properties fo:font-style="italic" officeooo:rsid="0044586b" style:font-style-asian="italic" style:font-style-complex="italic"/>
    </style:style>
    <style:style style:name="T17" style:family="text">
      <style:text-properties officeooo:rsid="000ac3f5"/>
    </style:style>
    <style:style style:name="T18" style:family="text">
      <style:text-properties officeooo:rsid="000c1090"/>
    </style:style>
    <style:style style:name="T19" style:family="text">
      <style:text-properties fo:font-weight="bold" style:font-weight-asian="bold" style:font-weight-complex="bold"/>
    </style:style>
    <style:style style:name="T20" style:family="text">
      <style:text-properties fo:font-weight="bold" officeooo:rsid="001f6220" style:font-weight-asian="bold" style:font-weight-complex="bold"/>
    </style:style>
    <style:style style:name="T21" style:family="text">
      <style:text-properties fo:font-weight="bold" officeooo:rsid="002560b4" style:font-weight-asian="bold" style:font-weight-complex="bold"/>
    </style:style>
    <style:style style:name="T22" style:family="text">
      <style:text-properties fo:font-weight="bold" officeooo:rsid="0025824f" style:font-weight-asian="bold" style:font-weight-complex="bold"/>
    </style:style>
    <style:style style:name="T23" style:family="text">
      <style:text-properties fo:font-weight="bold" officeooo:rsid="002bcff9" style:font-weight-asian="bold" style:font-weight-complex="bold"/>
    </style:style>
    <style:style style:name="T24" style:family="text">
      <style:text-properties officeooo:rsid="00209b94"/>
    </style:style>
    <style:style style:name="T25" style:family="text">
      <style:text-properties officeooo:rsid="002280e2"/>
    </style:style>
    <style:style style:name="T26" style:family="text">
      <style:text-properties officeooo:rsid="002469a7"/>
    </style:style>
    <style:style style:name="T27" style:family="text">
      <style:text-properties officeooo:rsid="002560b4"/>
    </style:style>
    <style:style style:name="T28" style:family="text">
      <style:text-properties officeooo:rsid="0025824f"/>
    </style:style>
    <style:style style:name="T29" style:family="text">
      <style:text-properties officeooo:rsid="00266463"/>
    </style:style>
    <style:style style:name="T30" style:family="text">
      <style:text-properties officeooo:rsid="002a30fc"/>
    </style:style>
    <style:style style:name="T31" style:family="text">
      <style:text-properties officeooo:rsid="002bcff9"/>
    </style:style>
    <style:style style:name="T32" style:family="text">
      <style:text-properties officeooo:rsid="002dbdaa"/>
    </style:style>
    <style:style style:name="T33" style:family="text">
      <style:text-properties officeooo:rsid="002fa2d5"/>
    </style:style>
    <style:style style:name="T34" style:family="text">
      <style:text-properties officeooo:rsid="0031c339"/>
    </style:style>
    <style:style style:name="T35" style:family="text">
      <style:text-properties officeooo:rsid="00320756"/>
    </style:style>
    <style:style style:name="T36" style:family="text">
      <style:text-properties officeooo:rsid="0033c6c2"/>
    </style:style>
    <style:style style:name="T37" style:family="text">
      <style:text-properties officeooo:rsid="00358801"/>
    </style:style>
    <style:style style:name="T38" style:family="text">
      <style:text-properties officeooo:rsid="003617b6"/>
    </style:style>
    <style:style style:name="T39" style:family="text">
      <style:text-properties officeooo:rsid="003899cb"/>
    </style:style>
    <style:style style:name="T40" style:family="text">
      <style:text-properties officeooo:rsid="0038cddf"/>
    </style:style>
    <style:style style:name="T41" style:family="text">
      <style:text-properties officeooo:rsid="003e8e08"/>
    </style:style>
    <style:style style:name="T42" style:family="text">
      <style:text-properties officeooo:rsid="0041859c"/>
    </style:style>
    <style:style style:name="T43" style:family="text">
      <style:text-properties officeooo:rsid="0044586b"/>
    </style:style>
    <style:style style:name="T44" style:family="text">
      <style:text-properties officeooo:rsid="004619ed"/>
    </style:style>
    <style:style style:name="T45" style:family="text">
      <style:text-properties officeooo:rsid="0046ff3f"/>
    </style:style>
    <style:style style:name="T46" style:family="text">
      <style:text-properties officeooo:rsid="00470ad7"/>
    </style:style>
    <style:style style:name="T47" style:family="text">
      <style:text-properties officeooo:rsid="004817d9"/>
    </style:style>
    <style:style style:name="T48" style:family="text">
      <style:text-properties officeooo:rsid="004f7a12"/>
    </style:style>
    <style:style style:name="T49" style:family="text">
      <style:text-properties officeooo:rsid="0050a6a8"/>
    </style:style>
    <style:style style:name="T50" style:family="text">
      <style:text-properties officeooo:rsid="00526fd2"/>
    </style:style>
    <style:style style:name="T51" style:family="text">
      <style:text-properties officeooo:rsid="00532d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INTRODUCTION</text:p>
      <text:p text:style-name="P15">[1] The Accused, Periasamy s/o Govindasamy, is charged with murder under s300(a) of the Penal Code 1871 (the “<text:span text:style-name="T19">PC</text:span>”). He is charged so after police investigation finds him to be the likely suspect in the unnatural deaths of Mr Ravie Shastri (“<text:span text:style-name="T19">D1</text:span>”) and Ms. Anjali Sharma (“<text:span text:style-name="T19">D2</text:span>”).</text:p>
      <text:p text:style-name="P15"/>
      <text:p text:style-name="P15">[2] The report here will cover the issues listed:</text:p>
      <text:p text:style-name="P15"/>
      <table:table table:name="Table1" table:style-name="Table1">
        <table:table-column table:style-name="Table1.A"/>
        <table:table-column table:style-name="Table1.B"/>
        <table:table-row table:style-name="Table1.1">
          <table:table-cell table:style-name="Table1.A1" office:value-type="string">
            <text:p text:style-name="P32">No</text:p>
          </table:table-cell>
          <table:table-cell table:style-name="Table1.A1" office:value-type="string">
            <text:p text:style-name="P32">Issue</text:p>
          </table:table-cell>
        </table:table-row>
        <table:table-row table:style-name="TableLine94457341268992">
          <table:table-cell table:style-name="Table1.A1" office:value-type="string">
            <text:p text:style-name="P33">1.</text:p>
          </table:table-cell>
          <table:table-cell table:style-name="Table1.A1" office:value-type="string">
            <text:p text:style-name="P33"><text:span text:style-name="T36">What is t</text:span>he law surrounding s300(a) of the PC?</text:p>
          </table:table-cell>
        </table:table-row>
        <table:table-row table:style-name="TableLine94457341268992">
          <table:table-cell table:style-name="Table1.A1" office:value-type="string">
            <text:p text:style-name="P33"><text:span text:style-name="T1">2</text:span>.</text:p>
          </table:table-cell>
          <table:table-cell table:style-name="Table1.A1" office:value-type="string">
            <text:p text:style-name="P34">Are the elements made out in this case? </text:p>
          </table:table-cell>
        </table:table-row>
        <table:table-row table:style-name="TableLine94457341268992">
          <table:table-cell table:style-name="Table1.A1" office:value-type="string">
            <text:p text:style-name="P33"><text:span text:style-name="T1">3</text:span>.</text:p>
          </table:table-cell>
          <table:table-cell table:style-name="Table1.A1" office:value-type="string">
            <text:p text:style-name="P34">If not, are there any reasonable alternatives?</text:p>
          </table:table-cell>
        </table:table-row>
      </table:table>
      <text:p text:style-name="P15"/>
      <text:p text:style-name="P10">2. THE LAW SURROUNDING S300(A) OF THE PC APPLIED TO THE CASE AT HAND</text:p>
      <text:p text:style-name="P14"><text:span text:style-name="T17">[3] </text:span><text:span text:style-name="T18">An authoritative source regarding the charge would be the actual section that the Accused is charged under – s300(a) of the PC.</text:span></text:p>
      <text:p text:style-name="P15"/>
      <text:p text:style-name="P16">[4] For brevity, the section will not be reproduced. However, the limbs of the section can be adequately summarised and divided as follows -</text:p>
      <text:p text:style-name="P16"/>
      <text:p text:style-name="P16"><text:tab/><text:span text:style-name="T19">Element 1</text:span> – that the act had caused the death of the person;</text:p>
      <text:p text:style-name="P16"><text:tab/><text:tab/><text:tab/>....... this being the<text:span text:style-name="T9"> actus reus </text:span><text:span text:style-name="T1">(the “</text:span><text:span text:style-name="T20">First Element</text:span><text:span text:style-name="T1">”)</text:span></text:p>
      <text:p text:style-name="P16"><text:tab/><text:span text:style-name="T19">Element 2</text:span> – that the act had been done with the intention of causing death;</text:p>
      <text:p text:style-name="P16"><text:tab/><text:tab/><text:tab/>....... this being the <text:span text:style-name="T9">mens rea</text:span><text:note text:id="ftn0" text:note-class="footnote"><text:note-citation>1</text:note-citation><text:note-body><text:p text:style-name="P1">Public Prosecutor v. Teo Ghim Heng <text:span text:style-name="T2">[2021] SGHC 13 </text:span><text:span text:style-name="T3">at [64]</text:span></text:p></text:note-body></text:note> <text:span text:style-name="T1">(the “</text:span><text:span text:style-name="T20">Second Element</text:span><text:span text:style-name="T1">”)</text:span></text:p>
      <text:p text:style-name="P16"/>
      <text:p text:style-name="P14">[5] To establish the <text:span text:style-name="T9">actus reus</text:span>, <text:span text:style-name="T24">the question asked is if the act by the Accused </text:span><text:span text:style-name="T27">begun</text:span><text:span text:style-name="T24"> a casual link to the death of the victim. This, being a question of fact, is resolved on the basis of the evidence before the court</text:span><text:span text:style-name="T24"><text:note text:id="ftn1" text:note-class="footnote"><text:note-citation>2</text:note-citation><text:note-body><text:p text:style-name="P7"><text:span text:style-name="T10">Public Prosecutor v. Teo Ghim Heng </text:span>[2021] SGHC 13 at [65]</text:p></text:note-body></text:note></text:span><text:span text:style-name="T24">. <text:s/><text:tab/></text:span></text:p>
      <text:p text:style-name="P14"/>
      <text:p text:style-name="P17">[6] To establish <text:span text:style-name="T9">mens rea</text:span>, the question asked is if the act was done with the objective of bringing about the death of the victim, and “<text:span text:style-name="T9">strives to bring about the outcome of death</text:span>”. <text:span text:style-name="T25">This intention is discerned from the conduct of the Accused</text:span><text:span text:style-name="T25"><text:note text:id="ftn2" text:note-class="footnote"><text:note-citation>3</text:note-citation><text:note-body><text:p text:style-name="P2">Public Prosecutor v. Teo Ghim Heng <text:span text:style-name="T4">[2021] SGHC 13 at [66]</text:span></text:p></text:note-body></text:note></text:span><text:span text:style-name="T25">. The inquiry into this </text:span><text:span text:style-name="T11">mens rea</text:span><text:span text:style-name="T25"> only need be concerned with if it was present </text:span><text:span text:style-name="T11">at the time the First Element arose</text:span><text:span text:style-name="T25">, </text:span><text:span text:style-name="T33">though if premeditation existed, intention could be established </text:span><text:span text:style-name="T14">a fortiori</text:span><text:span text:style-name="T11"><text:note text:id="ftn3" text:note-class="footnote"><text:note-citation>4</text:note-citation><text:note-body><text:p text:style-name="P8"><text:span text:style-name="T9">Iskandar bin Rahmat v. Public Prosecutor and other matters</text:span> [2017] 1 SLR 505 at [34]</text:p></text:note-body></text:note></text:span><text:span text:style-name="T11">.</text:span></text:p>
      <text:p text:style-name="P17"><text:span text:style-name="T11"/></text:p>
      <text:p text:style-name="P18">[7] Certain factors that go towards the proof of the Second Element include the type of weapon used<text:note text:id="ftn4" text:note-class="footnote"><text:note-citation>5</text:note-citation><text:note-body><text:p text:style-name="P3">Public Prosecutor v. Tharema Vejayan s/o Govindasamy <text:span text:style-name="T2">[2009] SGHC 144 at [101]</text:span></text:p></text:note-body></text:note> <text:span text:style-name="T28">(the “</text:span><text:span text:style-name="T22">Govindasamy Reasoning</text:span><text:span text:style-name="T28">”)</text:span>, <text:span text:style-name="T26">the location</text:span><text:span text:style-name="T26"><text:note text:id="ftn5" text:note-class="footnote"><text:note-citation>6</text:note-citation><text:note-body><text:p text:style-name="P3">Ranwilage Suren Sanjeewa Fernando v. Public Prosecutor <text:span text:style-name="T2">[1998] 3 SLR(R) 269 at [46]</text:span></text:p></text:note-body></text:note></text:span><text:span text:style-name="T26"> </text:span><text:span text:style-name="T27">(the “</text:span><text:span text:style-name="T21">Fernando Reasoning</text:span><text:span text:style-name="T27">”)</text:span><text:span text:style-name="T26"> and number</text:span><text:span text:style-name="T26"><text:note text:id="ftn6" text:note-class="footnote"><text:note-citation>7</text:note-citation><text:note-body><text:p text:style-name="P3">Public Proescutor v. Krishna a/l Gurumurthi &amp; Ors <text:span text:style-name="T2">[2000] 1 MLJ 276 at [310]. While not a local case, its holding </text:span>viz<text:span text:style-name="T2"> intention to kill being inferable from the number of injuries was accepted in [2009] SGHC 144.</text:span></text:p></text:note-body></text:note></text:span><text:span text:style-name="T26"> </text:span><text:span text:style-name="T27">(the “</text:span><text:span text:style-name="T21">Krishna Reasoning</text:span><text:span text:style-name="T27">”) </text:span><text:span text:style-name="T26">of injuries. </text:span><text:span text:style-name="T31">The intended commission of an act that is virtually certain to result in death is also an accepted proof of </text:span><text:span text:style-name="T13">mens rea</text:span><text:span text:style-name="T13"><text:note text:id="ftn7" text:note-class="footnote"><text:note-citation>8</text:note-citation><text:note-body><text:p text:style-name="P9"><text:span text:style-name="T9">Public Prosecutor v. Wang Zhijian and another appeal </text:span><text:span text:style-name="T2">[2014] SGCA 58 </text:span>at [47]</text:p></text:note-body></text:note></text:span><text:span text:style-name="T13"> </text:span><text:span text:style-name="T31">(the “</text:span><text:span text:style-name="T23">Wang Reasoning</text:span><text:span text:style-name="T31">”).</text:span></text:p>
      <text:p text:style-name="P18"/>
      <text:p text:style-name="P11">On the First Element</text:p>
      <text:p text:style-name="P19">[<text:span text:style-name="T28">8] The Pathologist’s report </text:span><text:span text:style-name="T12">viz</text:span><text:span text:style-name="T28"> </text:span><text:span text:style-name="T29">D1 and D2 established that their deaths were due to exsanguination consequential to the stab wounds. </text:span></text:p>
      <text:p text:style-name="P19"/>
      <text:p text:style-name="P20"><text:soft-page-break/>[9] There is no overt admission <text:span text:style-name="T32">or evidence </text:span>by the Accused that he had stabbed the victims. However, he does recollect that he had “took the knife”, which is corroborated by his fingerprints being found on the knife. </text:p>
      <text:p text:style-name="P20"/>
      <text:p text:style-name="P20">[10] It would therefore stand to reason that if only he and the victims were in the flat at the material time, and he had control of the knife, absent any exceptional circumstances, it was the Accused that had inflicted the stab wounds. </text:p>
      <text:p text:style-name="P20"/>
      <text:p text:style-name="P21">[11] Therefore, with death by exsanguination being a result of the stab wounds <text:span text:style-name="T30">most certainly </text:span>inflicted by the Accused, the First Element is established.</text:p>
      <text:p text:style-name="P21"/>
      <text:p text:style-name="P12">On the Second Element</text:p>
      <text:p text:style-name="P21">[12] <text:span text:style-name="T14">Viz </text:span><text:span text:style-name="T33">the Second Element, only 2 possibilities exist. Either the Accused had a premeditated plan or </text:span><text:span text:style-name="T35">the intention arose in the moment</text:span><text:span text:style-name="T33">. </text:span></text:p>
      <text:p text:style-name="P21"/>
      <text:p text:style-name="P22">[13] Possibility of the former can be glimpsed in the statement made by the duty security officer of D1’s residence on the day in question – that he had no logs of the Accused entering the premises.</text:p>
      <text:p text:style-name="P22"/>
      <text:p text:style-name="P22">[14] This is in obvious contradiction to the statement of the Accused, in which he claimed he was invited. If he was in fact invited, he wouldn’t have had a need to avoid detection at the security outpost. <text:span text:style-name="T34">This may suggest that he had actually entered with a nefarious purpose in mind. </text:span></text:p>
      <text:p text:style-name="P22"/>
      <text:p text:style-name="P23">[15] However, without further information, we cannot conclusively ascertain if his intention was to enter for murder, or to enter to continue his history of stalking. The balance of probabilities would suggest the former, as if he was infact continuing his stalking behaviour, he wouldn’t have actually entered, merely loitered and looked at the flat in question – see D2’s statements to the police on 7 January 2022. Nonetheless, on the weight of the current evidence, this possibility cannot conclusively be rejected, and with further evidence, may prove to be plausible.</text:p>
      <text:p text:style-name="P23"/>
      <text:p text:style-name="P24">[16] In the alternative, we turn to the Pathologist’s report, whic<text:span text:style-name="T35">h shows that both victims suffered multiple stab wounds, in various areas over the body, with a sharp object (likely the knife found at the scene). </text:span><text:span text:style-name="T43">Based on the Govindasamy Reasoning as well, the knife itself is also evidence of the </text:span><text:span text:style-name="T16">mens rea</text:span><text:span text:style-name="T43">.</text:span></text:p>
      <text:p text:style-name="P24"/>
      <text:p text:style-name="P24"><text:span text:style-name="T35">[17] If we accepted the Accused’s testimony, the moment he gained control of the knife, he must have been able to leave the flat, without fear to his life. </text:span><text:span text:style-name="T39">As such, </text:span><text:span text:style-name="T40">immediately after gaining control of the knife, th</text:span><text:span text:style-name="T41">is</text:span><text:span text:style-name="T40"> provocation in his mind must have ended and he’d have regained his faculties, leaving the only possibility that the subsequent stabbings were intentional. </text:span></text:p>
      <text:p text:style-name="P24"/>
      <text:p text:style-name="P25">[18] <text:span text:style-name="T37">In the alternative, even if it is found that he had lost his mind </text:span><text:span text:style-name="T38">at that time and thus imparing his original actions</text:span><text:span text:style-name="T37">, </text:span><text:span text:style-name="T38">based on the multiple stab wounds inflicted onto the victims, we submit that the Krishna Reasoning would also prove that the </text:span><text:span text:style-name="T15">mens rea</text:span><text:span text:style-name="T38"> existed at that moment.</text:span></text:p>
      <text:p text:style-name="P25"/>
      <text:p text:style-name="P26">[19] <text:span text:style-name="T40">Therefore, the Second Element for both charges can be made out either by establishing that he had regained his faculties at the moment, or by the multiple stab wounds as by the Krishna Reasoning.</text:span></text:p>
      <text:p text:style-name="P26"/>
      <text:p text:style-name="P13">Exceptions<text:line-break/><text:span text:style-name="T6">[20] </text:span><text:span text:style-name="T7">The </text:span><text:span text:style-name="T8">defence</text:span><text:span text:style-name="T7"> that the Accused has any remote odds of relying on </text:span><text:span text:style-name="T8">is Special Exception 1 (the “Defence”).</text:span><text:span text:style-name="T7"> <text:s text:c="90"/></text:span></text:p>
      <text:p text:style-name="P20"/>
      <text:p text:style-name="P27"><text:soft-page-break/>[21] <text:span text:style-name="T42">The components of the Defence </text:span><text:span text:style-name="T43">involve a subjective and objective component</text:span><text:span text:style-name="T43"><text:note text:id="ftn8" text:note-class="footnote"><text:note-citation>9</text:note-citation><text:note-body><text:p text:style-name="P4">Pathip Selvan s/o Sugumaran v. Public Prosecutor <text:span text:style-name="T2">[2012] 4 SLR 453 at [34]</text:span></text:p></text:note-body></text:note></text:span><text:span text:style-name="T43"> - </text:span></text:p>
      <text:p text:style-name="P27"><text:s text:c="3"/></text:p>
      <text:p text:style-name="P27"><text:tab/><text:tab/>...... <text:span text:style-name="T44">the “Subjective Requirement”</text:span></text:p>
      <text:p text:style-name="P27"><text:tab/><text:span text:style-name="T45">2) – </text:span><text:span text:style-name="T47">that</text:span><text:span text:style-name="T44"> the provocation was grave and sudden, that an ordinary person similar to the <text:tab/><text:tab/>accused, would’ve also lost self-control </text:span><text:span text:style-name="T47">in the same situation;</text:span></text:p>
      <text:p text:style-name="P27"><text:tab/><text:tab/>...... <text:span text:style-name="T44">the “Objective Requirement”</text:span></text:p>
      <text:p text:style-name="P20"/>
      <text:p text:style-name="P28">[22] <text:span text:style-name="T46">The Subjective Requirement’s deprivation of self-control statement can be clarified by Devlin J (as he then was), to mean that the Accused was “so subject to passion” that “for the moment [they] are not master of his mind”</text:span><text:span text:style-name="T46"><text:note text:id="ftn9" text:note-class="footnote"><text:note-citation>10</text:note-citation><text:note-body><text:p text:style-name="P6">R v. Duffy <text:span text:style-name="T2">[1949] 1 All ER 932 at [932]</text:span></text:p></text:note-body></text:note></text:span><text:span text:style-name="T46">.</text:span></text:p>
      <text:p text:style-name="P28"/>
      <text:p text:style-name="P29">[23] In my view, <text:span text:style-name="T48">th</text:span><text:span text:style-name="T49">e Defence fails on the first limb</text:span><text:span text:style-name="T48">. </text:span><text:span text:style-name="T49">The courts have required that the provocation was operative at the material time</text:span><text:span text:style-name="T49"><text:note text:id="ftn10" text:note-class="footnote"><text:note-citation>11</text:note-citation><text:note-body><text:p text:style-name="P5">Pathip Selvan s/o Sugumaran v. Public Prosecutor <text:span text:style-name="T2">[2012] 4 SLR 453 </text:span><text:span text:style-name="T5">at [40]</text:span></text:p></text:note-body></text:note></text:span><text:span text:style-name="T49">. In this case however, with the Accused having entered into the flat at or around 7.30pm, and the quarrel reasonably taking place not long after, this provocation couldn’t have been operative when the stabbings took place – they took place at least 5 hours after.</text:span></text:p>
      <text:p text:style-name="P29"/>
      <text:p text:style-name="P30">[24] <text:span text:style-name="T50">This naturally arises from the consideration that if the provocations had took place not long after 7.30pm, and the Accused had continued to stay in the house until the stabbings at about 1am, it must imply that he hadn’t lost his control at those provocations</text:span></text:p>
      <text:p text:style-name="P30"/>
      <text:p text:style-name="P31">[25] As a consequence, those provocations were not operative at the material time, and cannot be relied upon.</text:p>
      <text:p text:style-name="P31"/>
      <text:p text:style-name="P31">[26] It is therefore my opinion that a strong case to try and convict on 300(a) of the PC exists, and should be proceeded as su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SG"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8T21:41:28.745802415</meta:creation-date>
    <dc:date>2022-06-28T13:37:21.310493358</dc:date>
    <meta:editing-duration>PT14H55M15S</meta:editing-duration>
    <meta:editing-cycles>1</meta:editing-cycles>
    <meta:document-statistic meta:table-count="1" meta:image-count="0" meta:object-count="0" meta:page-count="3" meta:paragraph-count="57" meta:word-count="1326" meta:character-count="7776" meta:non-whitespace-character-count="6379"/>
    <meta:generator>LibreOffice/7.3.3.2$Linux_X86_64 LibreOffice_project/30$Build-2</meta:generator>
  </office:meta>
</office:document-meta>
</file>